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WenQuanYi Micro Hei" svg:font-family="'WenQuanYi Micro Hei'" style:font-family-generic="swiss" style:font-pitch="variable"/>
    <style:font-face style:name="宋体" svg:font-family="宋体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362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2.1272in"/>
    </style:style>
    <style:style style:name="co5" style:family="table-column">
      <style:table-column-properties fo:break-before="auto" style:column-width="2.1028in"/>
    </style:style>
    <style:style style:name="co6" style:family="table-column">
      <style:table-column-properties fo:break-before="auto" style:column-width="1.6165in"/>
    </style:style>
    <style:style style:name="co7" style:family="table-column">
      <style:table-column-properties fo:break-before="auto" style:column-width="1.9571in"/>
    </style:style>
    <style:style style:name="co9" style:family="table-column">
      <style:table-column-properties fo:break-before="auto" style:column-width="0.839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2.0484in" fo:break-before="auto" style:use-optimal-row-height="false"/>
    </style:style>
    <style:style style:name="ro7" style:family="table-row">
      <style:table-row-properties style:row-height="2.31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WenQuanYi Micro Hei" fo:font-size="12pt" fo:font-style="normal" fo:text-shadow="none" style:text-underline-style="none" fo:font-weight="normal" style:font-name-asian="WenQuanYi Micro Hei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Excel_20_Built-in_20_60_25__20_-_20_Accent3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WenQuanYi Micro Hei" fo:font-size="12pt" fo:font-style="normal" fo:text-shadow="none" style:text-underline-style="none" fo:font-weight="normal" style:font-name-asian="WenQuanYi Micro Hei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font-name="宋体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宋体" style:font-size-complex="12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WenQuanYi Micro Hei" fo:font-size="11pt" fo:font-style="normal" fo:text-shadow="none" style:text-underline-style="none" fo:font-weight="normal" style:font-name-asian="WenQuanYi Micro Hei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宋体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number-columns-repeated="1018" table:default-cell-style-name="ce2"/>
        <table:table-row table:style-name="ro2">
          <table:table-cell table:style-name="ce1" office:value-type="string">
            <text:p>设备型号</text:p>
          </table:table-cell>
          <table:table-cell table:style-name="ce1" office:value-type="string">
            <text:p>编号</text:p>
          </table:table-cell>
          <table:table-cell table:style-name="ce1" office:value-type="string">
            <text:p>备注</text:p>
          </table:table-cell>
          <table:table-cell office:value-type="string">
            <text:p>IP<text:span text:style-name="T1">地址</text:span></text:p>
          </table:table-cell>
          <table:table-cell table:number-columns-repeated="1020"/>
        </table:table-row>
        <table:table-row table:style-name="ro2">
          <table:table-cell office:value-type="string">
            <text:p>2U<text:span text:style-name="T1">主机</text:span></text:p>
          </table:table-cell>
          <table:table-cell office:value-type="string">
            <text:p>2U-1</text:p>
          </table:table-cell>
          <table:table-cell office:value-type="string">
            <text:p>eth0</text:p>
          </table:table-cell>
          <table:table-cell office:value-type="string">
            <text:p>192.168.200.11 (default)</text:p>
          </table:table-cell>
          <table:table-cell office:value-type="string">
            <text:p>ugv1, roscore</text:p>
          </table:table-cell>
          <table:table-cell office:value-type="string">
            <text:p>用户名:ugv1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th1</text:p>
          </table:table-cell>
          <table:table-cell office:value-type="string">
            <text:p>192.168.200.12</text:p>
          </table:table-cell>
          <table:table-cell office:value-type="string">
            <text:p>ugv10</text:p>
          </table:table-cell>
          <table:table-cell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office:value-type="string">
            <text:p>2U<text:span text:style-name="T1">主机</text:span></text:p>
          </table:table-cell>
          <table:table-cell office:value-type="string">
            <text:p>2U-2</text:p>
          </table:table-cell>
          <table:table-cell office:value-type="string">
            <text:p>eth0</text:p>
          </table:table-cell>
          <table:table-cell office:value-type="string">
            <text:p>192.168.200.13 (default)</text:p>
          </table:table-cell>
          <table:table-cell office:value-type="string">
            <text:p>ugv2</text:p>
          </table:table-cell>
          <table:table-cell office:value-type="string">
            <text:p>User name: ugv2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th1</text:p>
          </table:table-cell>
          <table:table-cell office:value-type="string">
            <text:p>192.168.200.14</text:p>
          </table:table-cell>
          <table:table-cell office:value-type="string">
            <text:p>ugv20</text:p>
          </table:table-cell>
          <table:table-cell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office:value-type="string">
            <text:p>2U<text:span text:style-name="T1">主机</text:span></text:p>
          </table:table-cell>
          <table:table-cell office:value-type="string">
            <text:p>2U-3</text:p>
          </table:table-cell>
          <table:table-cell office:value-type="string">
            <text:p>eth0</text:p>
          </table:table-cell>
          <table:table-cell office:value-type="string">
            <text:p>192.168.200.15 (default)</text:p>
          </table:table-cell>
          <table:table-cell office:value-type="string">
            <text:p>ugv3</text:p>
          </table:table-cell>
          <table:table-cell office:value-type="string">
            <text:p>User name: ugv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192.168.200.16</text:p>
          </table:table-cell>
          <table:table-cell office:value-type="string">
            <text:p>ugv30</text:p>
          </table:table-cell>
          <table:table-cell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1" office:value-type="string">
            <text:p>自驾主机</text:p>
          </table:table-cell>
          <table:table-cell office:value-type="string">
            <text:p>UNO-1</text:p>
          </table:table-cell>
          <table:table-cell office:value-type="string">
            <text:p>eth0</text:p>
          </table:table-cell>
          <table:table-cell office:value-type="string">
            <text:p>192.168.200.17 (default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eth1</text:p>
          </table:table-cell>
          <table:table-cell office:value-type="string">
            <text:p>192.168.200.18</text:p>
          </table:table-cell>
          <table:table-cell table:number-columns-repeated="1020"/>
        </table:table-row>
        <table:table-row table:style-name="ro2">
          <table:table-cell table:style-name="ce3" table:number-columns-repeated="1024"/>
        </table:table-row>
        <table:table-row table:style-name="ro2">
          <table:table-cell office:value-type="string">
            <text:p>2U<text:span text:style-name="T1">主机</text:span></text:p>
          </table:table-cell>
          <table:table-cell office:value-type="string">
            <text:p>2U-0</text:p>
          </table:table-cell>
          <table:table-cell office:value-type="string">
            <text:p>eth0</text:p>
          </table:table-cell>
          <table:table-cell office:value-type="string">
            <text:p>192.168.200.10 (default)</text:p>
          </table:table-cell>
          <table:table-cell office:value-type="string">
            <text:p>ugv0</text:p>
          </table:table-cell>
          <table:table-cell office:value-type="string">
            <text:p>User name: ugv0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th1</text:p>
          </table:table-cell>
          <table:table-cell office:value-type="string">
            <text:p>192.168.200.19</text:p>
          </table:table-cell>
          <table:table-cell office:value-type="string">
            <text:p>ugv00</text:p>
          </table:table-cell>
          <table:table-cell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1" office:value-type="string">
            <text:p>摄像头</text:p>
          </table:table-cell>
          <table:table-cell office:value-type="string">
            <text:p>Flea3-1</text:p>
          </table:table-cell>
          <table:table-cell table:style-name="ce1" office:value-type="string">
            <text:p>近景摄像头</text:p>
          </table:table-cell>
          <table:table-cell office:value-type="string">
            <text:p>192.168.200.2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摄像头</text:p>
          </table:table-cell>
          <table:table-cell office:value-type="string">
            <text:p>Flea3-2</text:p>
          </table:table-cell>
          <table:table-cell table:style-name="ce1" office:value-type="string">
            <text:p>远景摄像头</text:p>
          </table:table-cell>
          <table:table-cell office:value-type="string">
            <text:p>192.168.200.22</text:p>
          </table:table-cell>
          <table:table-cell table:number-columns-repeated="1020"/>
        </table:table-row>
        <table:table-row table:style-name="ro3">
          <table:table-cell table:style-name="ce3" table:number-columns-repeated="1024"/>
        </table:table-row>
        <table:table-row table:style-name="ro2">
          <table:table-cell table:style-name="ce1" office:value-type="string">
            <text:p>二维激光<text:span text:style-name="T2">LMS511</text:span></text:p>
          </table:table-cell>
          <table:table-cell office:value-type="string">
            <text:p>LMS-1</text:p>
          </table:table-cell>
          <table:table-cell table:style-name="ce1" office:value-type="string">
            <text:p>左侧二维激光测距仪</text:p>
          </table:table-cell>
          <table:table-cell office:value-type="string">
            <text:p>192.168.200.31</text:p>
          </table:table-cell>
          <table:table-cell office:value-type="string">
            <text:p>TCP/IP, 2112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二维激光<text:span text:style-name="T2">LMS511</text:span></text:p>
          </table:table-cell>
          <table:table-cell office:value-type="string">
            <text:p>LMS-2</text:p>
          </table:table-cell>
          <table:table-cell table:style-name="ce1" office:value-type="string">
            <text:p>右侧二维激光测距仪</text:p>
          </table:table-cell>
          <table:table-cell office:value-type="string">
            <text:p>192.168.200.32</text:p>
          </table:table-cell>
          <table:table-cell office:value-type="string">
            <text:p>TCP/IP, 2112</text:p>
          </table:table-cell>
          <table:table-cell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1" office:value-type="string">
            <text:p>三维激光<text:span text:style-name="T2">HDL-32E</text:span></text:p>
          </table:table-cell>
          <table:table-cell office:value-type="string">
            <text:p>Velodyne-0</text:p>
          </table:table-cell>
          <table:table-cell table:style-name="ce1" office:value-type="string">
            <text:p>中部三维激光测距仪</text:p>
          </table:table-cell>
          <table:table-cell office:value-type="string">
            <text:p>192.168.200.5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三维激光<text:span text:style-name="T2">HDL-32E</text:span></text:p>
          </table:table-cell>
          <table:table-cell office:value-type="string">
            <text:p>Velodyne-1</text:p>
          </table:table-cell>
          <table:table-cell table:style-name="ce1" office:value-type="string">
            <text:p>左侧三维激光测距仪</text:p>
          </table:table-cell>
          <table:table-cell office:value-type="string">
            <text:p>192.168.200.51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三维激光<text:span text:style-name="T2">HDL-32E</text:span></text:p>
          </table:table-cell>
          <table:table-cell office:value-type="string">
            <text:p>Velodyne-2</text:p>
          </table:table-cell>
          <table:table-cell table:style-name="ce1" office:value-type="string">
            <text:p>右侧二维激光测距仪</text:p>
          </table:table-cell>
          <table:table-cell office:value-type="string">
            <text:p>192.168.200.52</text:p>
          </table:table-cell>
          <table:table-cell table:number-columns-repeated="1020"/>
        </table:table-row>
        <table:table-row table:style-name="ro2">
          <table:table-cell table:style-name="ce3" table:number-columns-repeated="1024"/>
        </table:table-row>
        <table:table-row table:style-name="ro4">
          <table:table-cell table:style-name="ce4" office:value-type="string">
            <text:p>组合导航系统</text:p>
          </table:table-cell>
          <table:table-cell table:style-name="ce7" office:value-type="string">
            <text:p>Inertial-1</text:p>
          </table:table-cell>
          <table:table-cell table:style-name="ce4"/>
          <table:table-cell table:style-name="ce7" office:value-type="string">
            <text:p>192.168.200.61</text:p>
          </table:table-cell>
          <table:table-cell table:style-name="ce8" office:value-type="string">
            <text:p>UDP<text:span text:style-name="T1">广播</text:span></text:p>
            <text:p><text:span text:style-name="T1">端口</text:span><text:span text:style-name="T3">:3000</text:span></text:p>
          </table:table-cell>
          <table:table-cell table:style-name="ce4" table:number-columns-repeated="1019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1" office:value-type="string">
            <text:p>大连理工个人电脑</text:p>
          </table:table-cell>
          <table:table-cell table:number-columns-repeated="2"/>
          <table:table-cell office:value-type="string">
            <text:p>192.168.200.7x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沈自所个人电脑</text:p>
          </table:table-cell>
          <table:table-cell table:number-columns-repeated="2"/>
          <table:table-cell office:value-type="string">
            <text:p>192.168.200.8x</text:p>
          </table:table-cell>
          <table:table-cell table:number-columns-repeated="1020"/>
        </table:table-row>
        <table:table-row table:style-name="ro2">
          <table:table-cell table:number-columns-repeated="2" office:value-type="string">
            <text:p>W530</text:p>
          </table:table-cell>
          <table:table-cell/>
          <table:table-cell office:value-type="string">
            <text:p>192.168.200.80</text:p>
          </table:table-cell>
          <table:table-cell table:number-columns-repeated="1020"/>
        </table:table-row>
        <table:table-row table:style-name="ro5">
          <table:table-cell table:style-name="ce5" office:value-type="string">
            <text:p>192.168.200.11 ugv1</text:p>
            <text:p>192.168.200.12 ugv10</text:p>
            <text:p>192.168.200.13 ugv2</text:p>
            <text:p>192.168.200.14 ugv20</text:p>
            <text:p>192.168.200.15 ugv3</text:p>
            <text:p>192.168.200.16 ugv30</text:p>
            <text:p>192.168.200.10 ugv0</text:p>
            <text:p>192.168.200.19 ugv00</text:p>
            <text:p>192.168.200.80 w530</text:p>
          </table:table-cell>
          <table:table-cell table:number-columns-repeated="1023"/>
        </table:table-row>
        <table:table-row table:style-name="ro7">
          <table:table-cell table:style-name="ce6" office:value-type="string">
            <text:p>export ROS_HOSTNAME=ugv1</text:p>
            <text:p>export ROS_MASTER_URI=<text:a xlink:href="http://ugv1:11311/" xlink:type="simple">http://ugv1:11311</text:a>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WenQuanYi Micro Hei" svg:font-family="'WenQuanYi Micro Hei'" style:font-family-generic="swiss" style:font-pitch="variable"/>
    <style:font-face style:name="宋体" svg:font-family="宋体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11:42:37</meta:creation-date>
    <dc:date>2014-08-02T18:40:35</dc:date>
    <meta:editing-duration>PT7M53S</meta:editing-duration>
    <meta:editing-cycles>10</meta:editing-cycles>
    <meta:generator>LibreOffice/3.5$Linux_X86_64 LibreOffice_project/350m1$Build-2</meta:generator>
    <meta:document-statistic meta:table-count="3" meta:cell-count="88" meta:object-count="0"/>
  </office:meta>
</office:document-meta>
</file>